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b68" officeooo:paragraph-rsid="00162b68"/>
    </style:style>
    <style:style style:name="P2" style:family="paragraph" style:parent-style-name="Standard">
      <style:text-properties officeooo:rsid="000754fb" officeooo:paragraph-rsid="0019a35f"/>
    </style:style>
    <style:style style:name="P3" style:family="paragraph" style:parent-style-name="Standard">
      <style:text-properties officeooo:rsid="0019a35f" officeooo:paragraph-rsid="0019a35f"/>
    </style:style>
    <style:style style:name="P4" style:family="paragraph" style:parent-style-name="Standard">
      <style:text-properties officeooo:paragraph-rsid="00105896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a540" officeooo:paragraph-rsid="001aa54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3a61bc" officeooo:paragraph-rsid="003a61bc"/>
    </style:style>
    <style:style style:name="P7" style:family="paragraph" style:parent-style-name="Standard">
      <style:text-properties officeooo:rsid="0046b896" officeooo:paragraph-rsid="0046b896"/>
    </style:style>
    <style:style style:name="P8" style:family="paragraph" style:parent-style-name="Standard">
      <style:text-properties officeooo:rsid="00588225" officeooo:paragraph-rsid="003e49c4"/>
    </style:style>
    <style:style style:name="P9" style:family="paragraph" style:parent-style-name="Standard">
      <style:text-properties officeooo:rsid="002e96df"/>
    </style:style>
    <style:style style:name="P10" style:family="paragraph" style:parent-style-name="Standard" style:list-style-name="L1">
      <style:text-properties officeooo:rsid="002501b4" officeooo:paragraph-rsid="002501b4"/>
    </style:style>
    <style:style style:name="P11" style:family="paragraph" style:parent-style-name="Standard" style:list-style-name="L1">
      <style:text-properties officeooo:rsid="00052ee5" officeooo:paragraph-rsid="00105896"/>
    </style:style>
    <style:style style:name="P12" style:family="paragraph" style:parent-style-name="Standard" style:list-style-name="L1">
      <style:text-properties officeooo:rsid="00052ee5" officeooo:paragraph-rsid="0038ad06"/>
    </style:style>
    <style:style style:name="P13" style:family="paragraph" style:parent-style-name="Standard" style:list-style-name="L1">
      <style:text-properties officeooo:rsid="0037be93" officeooo:paragraph-rsid="0037be93"/>
    </style:style>
    <style:style style:name="P14" style:family="paragraph" style:parent-style-name="Standard" style:list-style-name="L1">
      <style:text-properties officeooo:rsid="00162b68" officeooo:paragraph-rsid="0038ad06"/>
    </style:style>
    <style:style style:name="P15" style:family="paragraph" style:parent-style-name="Standard" style:list-style-name="L2">
      <style:text-properties officeooo:rsid="00162b68" officeooo:paragraph-rsid="00162b68"/>
    </style:style>
    <style:style style:name="P16" style:family="paragraph" style:parent-style-name="Standard" style:list-style-name="L1">
      <style:text-properties officeooo:rsid="0031b735" officeooo:paragraph-rsid="0038ad06"/>
    </style:style>
    <style:style style:name="P17" style:family="paragraph" style:parent-style-name="Standard" style:list-style-name="L1">
      <style:text-properties officeooo:rsid="002b357a" officeooo:paragraph-rsid="002b357a"/>
    </style:style>
    <style:style style:name="P18" style:family="paragraph" style:parent-style-name="Standard" style:list-style-name="L4">
      <style:text-properties officeooo:rsid="002b357a" officeooo:paragraph-rsid="002b357a"/>
    </style:style>
    <style:style style:name="P19" style:family="paragraph" style:parent-style-name="Standard" style:list-style-name="L1">
      <style:text-properties officeooo:rsid="003f6899" officeooo:paragraph-rsid="003f6899"/>
    </style:style>
    <style:style style:name="P20" style:family="paragraph" style:parent-style-name="Standard" style:list-style-name="L1">
      <style:text-properties officeooo:rsid="00418d40" officeooo:paragraph-rsid="00418d40"/>
    </style:style>
    <style:style style:name="P21" style:family="paragraph" style:parent-style-name="Standard" style:list-style-name="L1">
      <style:text-properties officeooo:rsid="00344a7b" officeooo:paragraph-rsid="0041ef9d"/>
    </style:style>
    <style:style style:name="P22" style:family="paragraph" style:parent-style-name="Standard" style:list-style-name="L1">
      <style:text-properties officeooo:rsid="0054d280" officeooo:paragraph-rsid="0054d280"/>
    </style:style>
    <style:style style:name="P23" style:family="paragraph" style:parent-style-name="Standard" style:list-style-name="L1">
      <style:text-properties officeooo:rsid="0032c9e5" officeooo:paragraph-rsid="0041ef9d"/>
    </style:style>
    <style:style style:name="P24" style:family="paragraph" style:parent-style-name="Standard" style:list-style-name="L1">
      <style:text-properties officeooo:rsid="00552a95" officeooo:paragraph-rsid="00552a95"/>
    </style:style>
    <style:style style:name="P25" style:family="paragraph" style:parent-style-name="Standard" style:list-style-name="L2">
      <style:text-properties officeooo:rsid="00303964" officeooo:paragraph-rsid="00303964"/>
    </style:style>
    <style:style style:name="P26" style:family="paragraph" style:parent-style-name="Standard" style:list-style-name="L2">
      <style:text-properties officeooo:rsid="005b0c1f" officeooo:paragraph-rsid="005b0c1f"/>
    </style:style>
    <style:style style:name="P27" style:family="paragraph" style:parent-style-name="Standard" style:list-style-name="L2">
      <style:text-properties officeooo:rsid="003f1ae8" officeooo:paragraph-rsid="003f1ae8"/>
    </style:style>
    <style:style style:name="P28" style:family="paragraph" style:parent-style-name="Standard" style:list-style-name="L4">
      <style:text-properties officeooo:rsid="003f1ae8" officeooo:paragraph-rsid="003f1ae8"/>
    </style:style>
    <style:style style:name="P29" style:family="paragraph" style:parent-style-name="Standard" style:list-style-name="L3">
      <style:text-properties officeooo:rsid="000754fb" officeooo:paragraph-rsid="00568497"/>
    </style:style>
    <style:style style:name="P30" style:family="paragraph" style:parent-style-name="Standard" style:list-style-name="L4">
      <style:text-properties officeooo:rsid="000754fb" officeooo:paragraph-rsid="002b357a"/>
    </style:style>
    <style:style style:name="P31" style:family="paragraph" style:parent-style-name="Standard" style:list-style-name="L4">
      <style:text-properties officeooo:rsid="000754fb" officeooo:paragraph-rsid="0019a35f"/>
    </style:style>
    <style:style style:name="P32" style:family="paragraph" style:parent-style-name="Standard" style:list-style-name="L6">
      <style:text-properties officeooo:rsid="000754fb" officeooo:paragraph-rsid="001aa540"/>
    </style:style>
    <style:style style:name="P33" style:family="paragraph" style:parent-style-name="Standard" style:list-style-name="L3">
      <style:text-properties officeooo:rsid="0019a35f" officeooo:paragraph-rsid="00568497"/>
    </style:style>
    <style:style style:name="P34" style:family="paragraph" style:parent-style-name="Standard" style:list-style-name="L3">
      <style:text-properties officeooo:rsid="0019a35f" officeooo:paragraph-rsid="0019a35f"/>
    </style:style>
    <style:style style:name="P35" style:family="paragraph" style:parent-style-name="Standard" style:list-style-name="L3">
      <style:text-properties officeooo:rsid="00568497" officeooo:paragraph-rsid="00568497"/>
    </style:style>
    <style:style style:name="P36" style:family="paragraph" style:parent-style-name="Standard" style:list-style-name="L3">
      <style:text-properties officeooo:rsid="00269174" officeooo:paragraph-rsid="00269174"/>
    </style:style>
    <style:style style:name="P37" style:family="paragraph" style:parent-style-name="Standard" style:list-style-name="L4">
      <style:text-properties officeooo:rsid="001551f6" officeooo:paragraph-rsid="002b357a"/>
    </style:style>
    <style:style style:name="P38" style:family="paragraph" style:parent-style-name="Standard" style:list-style-name="L4">
      <style:text-properties officeooo:rsid="00131c83" officeooo:paragraph-rsid="0019a35f"/>
    </style:style>
    <style:style style:name="P39" style:family="paragraph" style:parent-style-name="Standard" style:list-style-name="L5">
      <style:text-properties officeooo:rsid="004d94fd" officeooo:paragraph-rsid="004d94fd"/>
    </style:style>
    <style:style style:name="P40" style:family="paragraph" style:parent-style-name="Standard" style:list-style-name="L6">
      <style:text-properties officeooo:rsid="0024bbb8" officeooo:paragraph-rsid="0024bbb8"/>
    </style:style>
    <style:style style:name="P41" style:family="paragraph" style:parent-style-name="Standard" style:list-style-name="L7">
      <style:text-properties officeooo:rsid="0046b896" officeooo:paragraph-rsid="0046b896"/>
    </style:style>
    <style:style style:name="P42" style:family="paragraph" style:parent-style-name="Standard" style:list-style-name="L7">
      <style:text-properties officeooo:rsid="00542167" officeooo:paragraph-rsid="00542167"/>
    </style:style>
    <style:style style:name="P43" style:family="paragraph" style:parent-style-name="Standard" style:list-style-name="L3">
      <style:text-properties officeooo:rsid="00610c2e" officeooo:paragraph-rsid="00610c2e"/>
    </style:style>
    <style:style style:name="P44" style:family="paragraph" style:parent-style-name="Standard" style:list-style-name="L7">
      <style:text-properties officeooo:rsid="00610c2e" officeooo:paragraph-rsid="00610c2e"/>
    </style:style>
    <style:style style:name="T1" style:family="text">
      <style:text-properties officeooo:rsid="00052ee5"/>
    </style:style>
    <style:style style:name="T2" style:family="text">
      <style:text-properties officeooo:rsid="001aa540"/>
    </style:style>
    <style:style style:name="T3" style:family="text">
      <style:text-properties officeooo:rsid="002cdaf5"/>
    </style:style>
    <style:style style:name="T4" style:family="text">
      <style:text-properties officeooo:rsid="00418d40"/>
    </style:style>
    <style:style style:name="T5" style:family="text">
      <style:text-properties officeooo:rsid="004f34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Shedule</text:p>
      <text:p text:style-name="Standard">书籍：</text:p>
      <text:list xml:id="list255781493" text:style-name="L1">
        <text:list-item>
          <text:p text:style-name="P10">C++ Primer</text:p>
        </text:list-item>
        <text:list-item>
          <text:p text:style-name="P11">effective c++</text:p>
        </text:list-item>
        <text:list-item>
          <text:p text:style-name="P11">more effective c++</text:p>
        </text:list-item>
        <text:list-item>
          <text:p text:style-name="P11">effective stl</text:p>
        </text:list-item>
        <text:list-item>
          <text:p text:style-name="P13">Moden Designer</text:p>
        </text:list-item>
        <text:list-item>
          <text:p text:style-name="P12">//stl源码剖析</text:p>
        </text:list-item>
        <text:list-item>
          <text:p text:style-name="P12">深度探索c++ 对象模型</text:p>
        </text:list-item>
        <text:list-item>
          <text:p text:style-name="P14">linux多线程编程</text:p>
        </text:list-item>
        <text:list-item>
          <text:p text:style-name="P16">程序员的自我修养</text:p>
        </text:list-item>
        <text:list-item>
          <text:p text:style-name="P17">C++标准库</text:p>
        </text:list-item>
        <text:list-item>
          <text:p text:style-name="P19">C++多线程编程</text:p>
        </text:list-item>
        <text:list-item>
          <text:p text:style-name="P19">深入理解<text:span text:style-name="T4">C++11</text:span></text:p>
        </text:list-item>
        <text:list-item>
          <text:p text:style-name="P19">软件调试的艺术</text:p>
        </text:list-item>
        <text:list-item>
          <text:p text:style-name="P19">//软件调试修炼之道</text:p>
        </text:list-item>
        <text:list-item>
          <text:p text:style-name="P20">C++性能优化指南</text:p>
        </text:list-item>
        <text:list-item>
          <text:p text:style-name="P17">linux程序设计</text:p>
        </text:list-item>
        <text:list-item>
          <text:p text:style-name="P21">C++数据结构与算法</text:p>
        </text:list-item>
        <text:list-item>
          <text:p text:style-name="P22">TCPIP网络编程</text:p>
        </text:list-item>
        <text:list-item>
          <text:p text:style-name="P23">unix环境高级编程</text:p>
        </text:list-item>
        <text:list-item>
          <text:p text:style-name="P23">unix套接字</text:p>
        </text:list-item>
        <text:list-item>
          <text:p text:style-name="P23">unix网络编程</text:p>
        </text:list-item>
        <text:list-item>
          <text:p text:style-name="P24">深入实践C++模板编程</text:p>
        </text:list-item>
      </text:list>
      <text:p text:style-name="P1"/>
      <text:p text:style-name="P1">开源库：</text:p>
      <text:list xml:id="list2320690043" text:style-name="L2">
        <text:list-item>
          <text:p text:style-name="P25">STL</text:p>
        </text:list-item>
        <text:list-item>
          <text:p text:style-name="P26">muduo</text:p>
        </text:list-item>
        <text:list-item>
          <text:p text:style-name="P15">boost</text:p>
        </text:list-item>
        <text:list-item>
          <text:p text:style-name="P15">libevent</text:p>
        </text:list-item>
        <text:list-item>
          <text:p text:style-name="P15">mqtt</text:p>
        </text:list-item>
        <text:list-item>
          <text:p text:style-name="P27">grpc</text:p>
        </text:list-item>
      </text:list>
      <text:p text:style-name="P1"/>
      <text:p text:style-name="P1">工具——工欲善其事，必先利其器：</text:p>
      <text:list xml:id="list3559090890" text:style-name="L3">
        <text:list-item>
          <text:p text:style-name="P29">valgrind/sanitizer内存检测工具</text:p>
        </text:list-item>
        <text:list-item>
          <text:p text:style-name="P33">Wireshark/tcpdump</text:p>
        </text:list-item>
        <text:list-item>
          <text:p text:style-name="P35">Perf</text:p>
        </text:list-item>
        <text:list-item>
          <text:p text:style-name="P43">StarUML</text:p>
        </text:list-item>
        <text:list-item>
          <text:p text:style-name="P36">curl</text:p>
        </text:list-item>
        <text:list-item>
          <text:p text:style-name="P34">git/github</text:p>
        </text:list-item>
      </text:list>
      <text:p text:style-name="P3"/>
      <text:p text:style-name="P3"/>
      <text:p text:style-name="P3">任务：</text:p>
      <text:list xml:id="list2432149219" text:style-name="L4">
        <text:list-item>
          <text:p text:style-name="P18">STL：</text:p>
          <text:list>
            <text:list-item>
              <text:p text:style-name="P37">迭代器</text:p>
            </text:list-item>
            <text:list-item>
              <text:p text:style-name="P37">算法</text:p>
            </text:list-item>
            <text:list-item>
              <text:p text:style-name="P37">函数对象</text:p>
            </text:list-item>
            <text:list-item>
              <text:p text:style-name="P37">三种常用智能指针</text:p>
            </text:list-item>
            <text:list-item>
              <text:p text:style-name="P37"><text:soft-page-break/>chrono程序库</text:p>
            </text:list-item>
            <text:list-item>
              <text:p text:style-name="P30">正则表达式（python/C++）</text:p>
            </text:list-item>
            <text:list-item>
              <text:p text:style-name="P37">关联容器</text:p>
            </text:list-item>
            <text:list-item>
              <text:p text:style-name="P28">右值引用，std::move,移动构造</text:p>
            </text:list-item>
            <text:list-item>
              <text:p text:style-name="P28">C++11多线程编程</text:p>
            </text:list-item>
          </text:list>
        </text:list-item>
        <text:list-item>
          <text:p text:style-name="P38">protobuf协议</text:p>
        </text:list-item>
        <text:list-item>
          <text:p text:style-name="P31">makefile</text:p>
        </text:list-item>
        <text:list-item>
          <text:p text:style-name="P31">gtest单元测试</text:p>
        </text:list-item>
      </text:list>
      <text:p text:style-name="P8"/>
      <text:p text:style-name="P6">其他任务：</text:p>
      <text:list xml:id="list1772034577" text:style-name="L5">
        <text:list-item>
          <text:p text:style-name="P39">编译器的代码优化</text:p>
        </text:list-item>
      </text:list>
      <text:p text:style-name="P2"/>
      <text:p text:style-name="P2">长期任务<text:span text:style-name="T2">：</text:span></text:p>
      <text:list xml:id="list711362646" text:style-name="L6">
        <text:list-item>
          <text:p text:style-name="P32">代码重构</text:p>
        </text:list-item>
        <text:list-item>
          <text:p text:style-name="P32">python常用库<text:span text:style-name="T1">:</text:span> time，datetime，log，gitpython，subprocess, <text:span text:style-name="T1">tkinter, argparse</text:span></text:p>
        </text:list-item>
        <text:list-item>
          <text:p text:style-name="P40">google编程规范</text:p>
        </text:list-item>
        <text:list-item>
          <text:p text:style-name="P40">代码性能测试<text:span text:style-name="T3">：时间，cpu占有率，内存占有率等指标</text:span></text:p>
        </text:list-item>
      </text:list>
      <text:p text:style-name="P9"/>
      <text:p text:style-name="P7">要求：</text:p>
      <text:list xml:id="list495437184" text:style-name="L7">
        <text:list-item>
          <text:p text:style-name="P41">精通使用C++11编程</text:p>
          <text:list>
            <text:list-item>
              <text:p text:style-name="P41">精通C++数据结构</text:p>
            </text:list-item>
            <text:list-item>
              <text:p text:style-name="P41">精通智能指针</text:p>
            </text:list-item>
            <text:list-item>
              <text:p text:style-name="P41">精通多线程编程</text:p>
            </text:list-item>
            <text:list-item>
              <text:p text:style-name="P41">精通常用算法</text:p>
            </text:list-item>
            <text:list-item>
              <text:p text:style-name="P41">...</text:p>
            </text:list-item>
          </text:list>
        </text:list-item>
        <text:list-item>
          <text:p text:style-name="P41">熟练编写makefile</text:p>
        </text:list-item>
        <text:list-item>
          <text:p text:style-name="P41">熟练gdb调试</text:p>
        </text:list-item>
        <text:list-item>
          <text:p text:style-name="P41">精通常用设计模式，在项目中的应用</text:p>
        </text:list-item>
        <text:list-item>
          <text:p text:style-name="P41">熟练使用wireshark网络分析</text:p>
        </text:list-item>
        <text:list-item>
          <text:p text:style-name="P41">熟练画流程图，时序图，框架图</text:p>
        </text:list-item>
        <text:list-item>
          <text:p text:style-name="P41">boost开源库/muduo库</text:p>
        </text:list-item>
        <text:list-item>
          <text:p text:style-name="P41">单元测试/集成测试/压力测试/测试用例编写</text:p>
        </text:list-item>
        <text:list-item>
          <text:p text:style-name="P41">软件框架设计，模块设计</text:p>
        </text:list-item>
        <text:list-item>
          <text:p text:style-name="P41">编码规范化——通读并运用google<text:span text:style-name="T5">C++编程规范</text:span></text:p>
        </text:list-item>
        <text:list-item>
          <text:p text:style-name="P42">各种诊断工具的使用</text:p>
        </text:list-item>
        <text:list-item>
          <text:p text:style-name="P44">熟练shell脚本编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5:21:26.144021060</meta:creation-date>
    <meta:generator>LibreOffice/6.0.7.3$Linux_X86_64 LibreOffice_project/00m0$Build-3</meta:generator>
    <dc:date>2020-02-27T15:40:31.363722228</dc:date>
    <meta:editing-duration>P25DT20H3M27S</meta:editing-duration>
    <meta:editing-cycles>74</meta:editing-cycles>
    <meta:document-statistic meta:table-count="0" meta:image-count="0" meta:object-count="0" meta:page-count="2" meta:paragraph-count="77" meta:word-count="513" meta:character-count="937" meta:non-whitespace-character-count="927"/>
  </office:meta>
</office:document-meta>
</file>